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Prob</text:p>
          </table:table-cell>
          <table:table-cell office:value-type="string" calcext:value-type="string">
            <text:p>Arrow 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refuses to resign</text:p>
          </table:table-cell>
          <table:table-cell table:number-columns-repeated="8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A3]" office:value-type="float" office:value="0.95" calcext:value-type="float">
            <text:p>0.95</text:p>
          </table:table-cell>
          <table:table-cell table:formula="of:=[.D3]*20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A6]" office:value-type="float" office:value="0.05" calcext:value-type="float">
            <text:p>0.05</text:p>
          </table:table-cell>
          <table:table-cell table:formula="of:=[.D6]*2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14]" office:value-type="float" office:value="0.5985" calcext:value-type="float">
            <text:p>0.598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7]*[.B7]" office:value-type="float" office:value="0.05985" calcext:value-type="float">
            <text:p>0.05985</text:p>
          </table:table-cell>
          <table:table-cell table:formula="of:=[.D7]*20" office:value-type="float" office:value="1.197" calcext:value-type="float">
            <text:p>1.19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6:.D7])" office:value-type="float" office:value="0.10985" calcext:value-type="float">
            <text:p>0.10985</text:p>
          </table:table-cell>
          <table:table-cell table:formula="of:=[.D8]*20" office:value-type="float" office:value="2.197" calcext:value-type="float">
            <text:p>2.19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position bring fwd date</text:p>
          </table:table-cell>
          <table:table-cell table:number-columns-repeated="8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1]*[.B11]" office:value-type="float" office:value="0.665" calcext:value-type="float">
            <text:p>0.665</text:p>
          </table:table-cell>
          <table:table-cell table:formula="of:=[.D11]*20" office:value-type="float" office:value="13.3" calcext:value-type="float">
            <text:p>13.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md succeeds</text:p>
          </table:table-cell>
          <table:table-cell table:number-columns-repeated="8"/>
        </table:table-row>
        <table:table-row table:style-name="ro1">
          <table:table-cell table:formula="of:=[.D11]" office:value-type="float" office:value="0.665" calcext:value-type="float">
            <text:p>0.66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4]*[.B14]" office:value-type="float" office:value="0.5985" calcext:value-type="float">
            <text:p>0.5985</text:p>
          </table:table-cell>
          <table:table-cell table:formula="of:=[.D14]*20" office:value-type="float" office:value="11.97" calcext:value-type="float">
            <text:p>11.9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md fails</text:p>
          </table:table-cell>
          <table:table-cell table:number-columns-repeated="8"/>
        </table:table-row>
        <table:table-row table:style-name="ro1">
          <table:table-cell table:formula="of:=[.D11]" office:value-type="float" office:value="0.665" calcext:value-type="float">
            <text:p>0.66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7]*[.B17]" office:value-type="float" office:value="0.0665" calcext:value-type="float">
            <text:p>0.0665</text:p>
          </table:table-cell>
          <table:table-cell table:formula="of:=[.D17]*20" office:value-type="float" office:value="1.33" calcext:value-type="float">
            <text:p>1.3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complies</text:p>
          </table:table-cell>
          <table:table-cell table:number-columns-repeated="8"/>
        </table:table-row>
        <table:table-row table:style-name="ro1">
          <table:table-cell table:formula="of:=[.D14]" office:value-type="float" office:value="0.5985" calcext:value-type="float">
            <text:p>0.598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0]*[.B20]" office:value-type="float" office:value="0.05985" calcext:value-type="float">
            <text:p>0.05985</text:p>
          </table:table-cell>
          <table:table-cell table:formula="of:=[.D20]*20" office:value-type="float" office:value="1.197" calcext:value-type="float">
            <text:p>1.19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comply</text:p>
          </table:table-cell>
          <table:table-cell table:number-columns-repeated="8"/>
        </table:table-row>
        <table:table-row table:style-name="ro1">
          <table:table-cell table:formula="of:=[.D14]" office:value-type="float" office:value="0.5985" calcext:value-type="float">
            <text:p>0.598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3]*[.B23]" office:value-type="float" office:value="0.4788" calcext:value-type="float">
            <text:p>0.4788</text:p>
          </table:table-cell>
          <table:table-cell table:formula="of:=[.D23]*20" office:value-type="float" office:value="9.576" calcext:value-type="float">
            <text:p>9.57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before 17 Oct</text:p>
          </table:table-cell>
          <table:table-cell table:number-columns-repeated="8"/>
        </table:table-row>
        <table:table-row table:style-name="ro1">
          <table:table-cell table:formula="of:=[.D20]" office:value-type="float" office:value="0.05985" calcext:value-type="float">
            <text:p>0.0598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6]*[.B26]" office:value-type="float" office:value="0.01197" calcext:value-type="float">
            <text:p>0.01197</text:p>
          </table:table-cell>
          <table:table-cell table:formula="of:=[.D26]*20" office:value-type="float" office:value="0.2394" calcext:value-type="float">
            <text:p>0.2394</text:p>
          </table:table-cell>
          <table:table-cell table:number-columns-repeated="4"/>
        </table:table-row>
        <table:table-row table:style-name="ro1">
          <table:table-cell table:formula="of:=[.D23]" office:value-type="float" office:value="0.4788" calcext:value-type="float">
            <text:p>0.478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7]*[.B27]" office:value-type="float" office:value="0.38304" calcext:value-type="float">
            <text:p>0.38304</text:p>
          </table:table-cell>
          <table:table-cell table:formula="of:=[.D27]*20" office:value-type="float" office:value="7.6608" calcext:value-type="float">
            <text:p>7.6608</text:p>
          </table:table-cell>
          <table:table-cell table:number-columns-repeated="4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8]*[.B28]" office:value-type="float" office:value="0.095" calcext:value-type="float">
            <text:p>0.095</text:p>
          </table:table-cell>
          <table:table-cell table:formula="of:=[.D28]*20" office:value-type="float" office:value="1.9" calcext:value-type="float">
            <text:p>1.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26:.D28])" office:value-type="float" office:value="0.49001" calcext:value-type="float">
            <text:p>0.49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8"/>
        </table:table-row>
        <table:table-row table:style-name="ro1">
          <table:table-cell table:formula="of:=[.D29]" office:value-type="float" office:value="0.49001" calcext:value-type="float">
            <text:p>0.4900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31]*[.B31]" office:value-type="float" office:value="0.441009" calcext:value-type="float">
            <text:p>0.441009</text:p>
          </table:table-cell>
          <table:table-cell table:formula="of:=[.D31]*20" office:value-type="float" office:value="8.82018" calcext:value-type="float">
            <text:p>8.8201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8"/>
        </table:table-row>
        <table:table-row table:style-name="ro1">
          <table:table-cell table:formula="of:=[.D29]" office:value-type="float" office:value="0.49001" calcext:value-type="float">
            <text:p>0.4900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34]*[.B34]" office:value-type="float" office:value="0.049001" calcext:value-type="float">
            <text:p>0.049001</text:p>
          </table:table-cell>
          <table:table-cell table:formula="of:=[.D34]*20" office:value-type="float" office:value="0.98002" calcext:value-type="float">
            <text:p>0.9800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, Johnson resigns</text:p>
          </table:table-cell>
          <table:table-cell table:number-columns-repeated="8"/>
        </table:table-row>
        <table:table-row table:style-name="ro1">
          <table:table-cell table:formula="of:=[.D31]" office:value-type="float" office:value="0.441009" calcext:value-type="float">
            <text:p>0.441009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37]*[.B37]" office:value-type="float" office:value="0.3969081" calcext:value-type="float">
            <text:p>0.3969081</text:p>
          </table:table-cell>
          <table:table-cell table:formula="of:=[.D37]*20" office:value-type="float" office:value="7.938162" calcext:value-type="float">
            <text:p>7.93816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, Johnson doesn’t resign</text:p>
          </table:table-cell>
          <table:table-cell table:number-columns-repeated="8"/>
        </table:table-row>
        <table:table-row table:style-name="ro1">
          <table:table-cell table:formula="of:=[.D31]" office:value-type="float" office:value="0.441009" calcext:value-type="float">
            <text:p>0.44100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0]*[.B40]" office:value-type="float" office:value="0.0441009" calcext:value-type="float">
            <text:p>0.0441009</text:p>
          </table:table-cell>
          <table:table-cell table:formula="of:=[.D40]*20" office:value-type="float" office:value="0.882018" calcext:value-type="float">
            <text:p>0.88201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resign, Queen effectively sacks him</text:p>
          </table:table-cell>
          <table:table-cell table:number-columns-repeated="8"/>
        </table:table-row>
        <table:table-row table:style-name="ro1">
          <table:table-cell table:formula="of:=[.D40]" office:value-type="float" office:value="0.0441009" calcext:value-type="float">
            <text:p>0.0441009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43]*[.B43]" office:value-type="float" office:value="0.02205045" calcext:value-type="float">
            <text:p>0.02205045</text:p>
          </table:table-cell>
          <table:table-cell table:formula="of:=[.D43]*20" office:value-type="float" office:value="0.441009" calcext:value-type="float">
            <text:p>0.44100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resign, case against him</text:p>
          </table:table-cell>
          <table:table-cell table:number-columns-repeated="8"/>
        </table:table-row>
        <table:table-row table:style-name="ro1">
          <table:table-cell table:formula="of:=[.D40]" office:value-type="float" office:value="0.0441009" calcext:value-type="float">
            <text:p>0.0441009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46]*[.B46]" office:value-type="float" office:value="0.02205045" calcext:value-type="float">
            <text:p>0.02205045</text:p>
          </table:table-cell>
          <table:table-cell table:formula="of:=[.D46]*20" office:value-type="float" office:value="0.441009" calcext:value-type="float">
            <text:p>0.44100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oes to European Council</text:p>
          </table:table-cell>
          <table:table-cell table:number-columns-repeated="8"/>
        </table:table-row>
        <table:table-row table:style-name="ro1">
          <table:table-cell table:formula="of:=[.D3]" office:value-type="float" office:value="0.95" calcext:value-type="float">
            <text:p>0.9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49]*[.B49]" office:value-type="float" office:value="0.19" calcext:value-type="float">
            <text:p>0.19</text:p>
          </table:table-cell>
          <table:table-cell table:formula="of:=[.D49]*20"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table:formula="of:=[.D17]" office:value-type="float" office:value="0.0665" calcext:value-type="float">
            <text:p>0.0665</text:p>
          </table:table-cell>
          <table:table-cell table:number-columns-repeated="2"/>
          <table:table-cell table:formula="of:=[.A50]" office:value-type="float" office:value="0.0665" calcext:value-type="float">
            <text:p>0.0665</text:p>
          </table:table-cell>
          <table:table-cell table:formula="of:=[.D50]*20" office:value-type="float" office:value="1.33" calcext:value-type="float">
            <text:p>1.33</text:p>
          </table:table-cell>
          <table:table-cell table:number-columns-repeated="4"/>
        </table:table-row>
        <table:table-row table:style-name="ro1">
          <table:table-cell table:formula="of:=[.D20]" office:value-type="float" office:value="0.05985" calcext:value-type="float">
            <text:p>0.0598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51]*[.B51]" office:value-type="float" office:value="0.04788" calcext:value-type="float">
            <text:p>0.04788</text:p>
          </table:table-cell>
          <table:table-cell table:formula="of:=[.D51]*20" office:value-type="float" office:value="0.9576" calcext:value-type="float">
            <text:p>0.9576</text:p>
          </table:table-cell>
          <table:table-cell table:number-columns-repeated="4"/>
        </table:table-row>
        <table:table-row table:style-name="ro1">
          <table:table-cell table:formula="of:=[.D23]" office:value-type="float" office:value="0.4788" calcext:value-type="float">
            <text:p>0.478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52]*[.B52]" office:value-type="float" office:value="0.09576" calcext:value-type="float">
            <text:p>0.09576</text:p>
          </table:table-cell>
          <table:table-cell table:formula="of:=[.D52]*20" office:value-type="float" office:value="1.9152" calcext:value-type="float">
            <text:p>1.9152</text:p>
          </table:table-cell>
          <table:table-cell table:number-columns-repeated="4"/>
        </table:table-row>
        <table:table-row table:style-name="ro1">
          <table:table-cell table:formula="of:=[.D34]" office:value-type="float" office:value="0.049001" calcext:value-type="float">
            <text:p>0.049001</text:p>
          </table:table-cell>
          <table:table-cell table:number-columns-repeated="2"/>
          <table:table-cell table:formula="of:=[.A53]" office:value-type="float" office:value="0.049001" calcext:value-type="float">
            <text:p>0.049001</text:p>
          </table:table-cell>
          <table:table-cell table:formula="of:=[.D53]*20" office:value-type="float" office:value="0.98002" calcext:value-type="float">
            <text:p>0.980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49:.D53])" office:value-type="float" office:value="0.449141" calcext:value-type="float">
            <text:p>0.44914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position parties unify</text:p>
          </table:table-cell>
          <table:table-cell table:number-columns-repeated="8"/>
        </table:table-row>
        <table:table-row table:style-name="ro1">
          <table:table-cell table:formula="of:=[.D43]" office:value-type="float" office:value="0.02205045" calcext:value-type="float">
            <text:p>0.02205045</text:p>
          </table:table-cell>
          <table:table-cell table:number-columns-repeated="2"/>
          <table:table-cell table:formula="of:=[.A57]" office:value-type="float" office:value="0.02205045" calcext:value-type="float">
            <text:p>0.02205045</text:p>
          </table:table-cell>
          <table:table-cell table:formula="of:=[.D57]*20" office:value-type="float" office:value="0.441009" calcext:value-type="float">
            <text:p>0.441009</text:p>
          </table:table-cell>
          <table:table-cell table:number-columns-repeated="4"/>
        </table:table-row>
        <table:table-row table:style-name="ro1">
          <table:table-cell table:formula="of:=[.D37]" office:value-type="float" office:value="0.3969081" calcext:value-type="float">
            <text:p>0.3969081</text:p>
          </table:table-cell>
          <table:table-cell table:number-columns-repeated="2"/>
          <table:table-cell table:formula="of:=[.A58]" office:value-type="float" office:value="0.3969081" calcext:value-type="float">
            <text:p>0.3969081</text:p>
          </table:table-cell>
          <table:table-cell table:formula="of:=[.D58]*20" office:value-type="float" office:value="7.938162" calcext:value-type="float">
            <text:p>7.938162</text:p>
          </table:table-cell>
          <table:table-cell table:number-columns-repeated="4"/>
        </table:table-row>
        <table:table-row table:style-name="ro1">
          <table:table-cell table:formula="of:=[.D8]" office:value-type="float" office:value="0.10985" calcext:value-type="float">
            <text:p>0.10985</text:p>
          </table:table-cell>
          <table:table-cell table:number-columns-repeated="2"/>
          <table:table-cell table:formula="of:=[.A59]" office:value-type="float" office:value="0.10985" calcext:value-type="float">
            <text:p>0.10985</text:p>
          </table:table-cell>
          <table:table-cell table:formula="of:=[.D59]*20" office:value-type="float" office:value="2.197" calcext:value-type="float">
            <text:p>2.19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57:.D59])" office:value-type="float" office:value="0.52880855" calcext:value-type="float">
            <text:p>0.5288085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8"/>
        </table:table-row>
        <table:table-row table:style-name="ro1">
          <table:table-cell table:formula="of:=[.D60]" office:value-type="float" office:value="0.52880855" calcext:value-type="float">
            <text:p>0.5288085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63]*[.B63]" office:value-type="float" office:value="0.42304684" calcext:value-type="float">
            <text:p>0.42304684</text:p>
          </table:table-cell>
          <table:table-cell table:formula="of:=[.D63]*20" office:value-type="float" office:value="8.4609368" calcext:value-type="float">
            <text:p>8.460936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8"/>
        </table:table-row>
        <table:table-row table:style-name="ro1">
          <table:table-cell table:formula="of:=[.D60]" office:value-type="float" office:value="0.52880855" calcext:value-type="float">
            <text:p>0.5288085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6]*[.B66]" office:value-type="float" office:value="0.10576171" calcext:value-type="float">
            <text:p>0.10576171</text:p>
          </table:table-cell>
          <table:table-cell table:formula="of:=[.D66]*20" office:value-type="float" office:value="2.1152342" calcext:value-type="float">
            <text:p>2.115234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ets a Deal</text:p>
          </table:table-cell>
          <table:table-cell table:number-columns-repeated="8"/>
        </table:table-row>
        <table:table-row table:style-name="ro1">
          <table:table-cell table:formula="of:=[.D54]" office:value-type="float" office:value="0.449141" calcext:value-type="float">
            <text:p>0.44914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69]*[.B69]" office:value-type="float" office:value="0.0449141" calcext:value-type="float">
            <text:p>0.0449141</text:p>
          </table:table-cell>
          <table:table-cell table:formula="of:=[.D69]*20" office:value-type="float" office:value="0.898282" calcext:value-type="float">
            <text:p>0.89828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everything</text:p>
          </table:table-cell>
          <table:table-cell table:number-columns-repeated="8"/>
        </table:table-row>
        <table:table-row table:style-name="ro1">
          <table:table-cell table:formula="of:=[.D54]" office:value-type="float" office:value="0.449141" calcext:value-type="float">
            <text:p>0.44914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72]*[.B72]" office:value-type="float" office:value="0.2694846" calcext:value-type="float">
            <text:p>0.2694846</text:p>
          </table:table-cell>
          <table:table-cell table:formula="of:=[.D72]*20" office:value-type="float" office:value="5.389692" calcext:value-type="float">
            <text:p>5.3896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sks for ext for GE + EU offers months</text:p>
          </table:table-cell>
          <table:table-cell table:number-columns-repeated="8"/>
        </table:table-row>
        <table:table-row table:style-name="ro1">
          <table:table-cell table:formula="of:=[.D54]" office:value-type="float" office:value="0.449141" calcext:value-type="float">
            <text:p>0.449141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75]*[.B75]" office:value-type="float" office:value="0.1347423" calcext:value-type="float">
            <text:p>0.1347423</text:p>
          </table:table-cell>
          <table:table-cell table:formula="of:=[.D75]*20" office:value-type="float" office:value="2.694846" calcext:value-type="float">
            <text:p>2.69484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Fails</text:p>
          </table:table-cell>
          <table:table-cell table:number-columns-repeated="8"/>
        </table:table-row>
        <table:table-row table:style-name="ro1">
          <table:table-cell table:formula="of:=[.D69]" office:value-type="float" office:value="0.0449141" calcext:value-type="float">
            <text:p>0.0449141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78]*[.B78]" office:value-type="float" office:value="0.042668395" calcext:value-type="float">
            <text:p>0.042668395</text:p>
          </table:table-cell>
          <table:table-cell table:formula="of:=[.D78]*20" office:value-type="float" office:value="0.8533679" calcext:value-type="float">
            <text:p>0.853367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passes</text:p>
          </table:table-cell>
          <table:table-cell table:number-columns-repeated="8"/>
        </table:table-row>
        <table:table-row table:style-name="ro1">
          <table:table-cell table:formula="of:=[.D69]" office:value-type="float" office:value="0.0449141" calcext:value-type="float">
            <text:p>0.0449141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81]*[.B81]" office:value-type="float" office:value="0.002245705" calcext:value-type="float">
            <text:p>0.002245705</text:p>
          </table:table-cell>
          <table:table-cell table:formula="of:=[.D81]*20" office:value-type="float" office:value="0.0449141" calcext:value-type="float">
            <text:p>0.044914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</text:p>
          </table:table-cell>
          <table:table-cell table:number-columns-repeated="8"/>
        </table:table-row>
        <table:table-row table:style-name="ro1"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A84]" office:value-type="float" office:value="0" calcext:value-type="float">
            <text:p>0</text:p>
          </table:table-cell>
          <table:table-cell table:formula="of:=[.D84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A85]" office:value-type="float" office:value="0" calcext:value-type="float">
            <text:p>0</text:p>
          </table:table-cell>
          <table:table-cell table:formula="of:=[.D85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72]" office:value-type="float" office:value="0.2694846" calcext:value-type="float">
            <text:p>0.2694846</text:p>
          </table:table-cell>
          <table:table-cell table:number-columns-repeated="2"/>
          <table:table-cell table:formula="of:=[.A86]" office:value-type="float" office:value="0.2694846" calcext:value-type="float">
            <text:p>0.2694846</text:p>
          </table:table-cell>
          <table:table-cell table:formula="of:=[.D86]*20" office:value-type="float" office:value="5.389692" calcext:value-type="float">
            <text:p>5.389692</text:p>
          </table:table-cell>
          <table:table-cell table:number-columns-repeated="4"/>
        </table:table-row>
        <table:table-row table:style-name="ro1">
          <table:table-cell table:formula="of:=[.D78]" office:value-type="float" office:value="0.042668395" calcext:value-type="float">
            <text:p>0.04266839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87]*[.B87]" office:value-type="float" office:value="0.0213341975" calcext:value-type="float">
            <text:p>0.0213341975</text:p>
          </table:table-cell>
          <table:table-cell table:formula="of:=[.D87]*20" office:value-type="float" office:value="0.42668395" calcext:value-type="float">
            <text:p>0.4266839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84:.D87])" office:value-type="float" office:value="0.2908187975" calcext:value-type="float">
            <text:p>0.2908187975</text:p>
          </table:table-cell>
          <table:table-cell table:formula="of:=[.D88]*20" office:value-type="float" office:value="5.81637595" calcext:value-type="float">
            <text:p>5.81637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21 Oct, fails</text:p>
          </table:table-cell>
          <table:table-cell table:number-columns-repeated="8"/>
        </table:table-row>
        <table:table-row table:style-name="ro1">
          <table:table-cell table:formula="of:=[.D88]" office:value-type="float" office:value="0.2908187975" calcext:value-type="float">
            <text:p>0.290818797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90]*[.B90]" office:value-type="float" office:value="0.02908187975" calcext:value-type="float">
            <text:p>0.02908187975</text:p>
          </table:table-cell>
          <table:table-cell table:formula="of:=[.D90]*20" office:value-type="float" office:value="0.581637595" calcext:value-type="float">
            <text:p>0.58163759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21 Oct, passes</text:p>
          </table:table-cell>
          <table:table-cell table:number-columns-repeated="8"/>
        </table:table-row>
        <table:table-row table:style-name="ro1">
          <table:table-cell table:formula="of:=[.D88]" office:value-type="float" office:value="0.2908187975" calcext:value-type="float">
            <text:p>0.290818797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93]*[.B93]" office:value-type="float" office:value="0.26173691775" calcext:value-type="float">
            <text:p>0.26173691775</text:p>
          </table:table-cell>
          <table:table-cell table:formula="of:=[.D93]*20" office:value-type="float" office:value="5.234738355" calcext:value-type="float">
            <text:p>5.23473835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st min revoke showdown</text:p>
          </table:table-cell>
          <table:table-cell table:number-columns-repeated="8"/>
        </table:table-row>
        <table:table-row table:style-name="ro1">
          <table:table-cell table:formula="of:=[.D46]" office:value-type="float" office:value="0.02205045" calcext:value-type="float">
            <text:p>0.02205045</text:p>
          </table:table-cell>
          <table:table-cell table:number-columns-repeated="2"/>
          <table:table-cell table:formula="of:=[.A96]" office:value-type="float" office:value="0.02205045" calcext:value-type="float">
            <text:p>0.02205045</text:p>
          </table:table-cell>
          <table:table-cell table:formula="of:=[.D96]*20" office:value-type="float" office:value="0.441009" calcext:value-type="float">
            <text:p>0.441009</text:p>
          </table:table-cell>
          <table:table-cell table:number-columns-repeated="4"/>
        </table:table-row>
        <table:table-row table:style-name="ro1">
          <table:table-cell table:formula="of:=[.D90]" office:value-type="float" office:value="0.02908187975" calcext:value-type="float">
            <text:p>0.02908187975</text:p>
          </table:table-cell>
          <table:table-cell table:number-columns-repeated="2"/>
          <table:table-cell table:formula="of:=[.A97]" office:value-type="float" office:value="0.02908187975" calcext:value-type="float">
            <text:p>0.02908187975</text:p>
          </table:table-cell>
          <table:table-cell table:formula="of:=[.D97]*20" office:value-type="float" office:value="0.581637595" calcext:value-type="float">
            <text:p>0.581637595</text:p>
          </table:table-cell>
          <table:table-cell table:number-columns-repeated="4"/>
        </table:table-row>
        <table:table-row table:style-name="ro1">
          <table:table-cell table:formula="of:=[.D78]" office:value-type="float" office:value="0.042668395" calcext:value-type="float">
            <text:p>0.04266839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98]*[.B98]" office:value-type="float" office:value="0.0213341975" calcext:value-type="float">
            <text:p>0.0213341975</text:p>
          </table:table-cell>
          <table:table-cell table:formula="of:=[.D98]*20" office:value-type="float" office:value="0.42668395" calcext:value-type="float">
            <text:p>0.4266839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96:.D98])" office:value-type="float" office:value="0.07246652725" calcext:value-type="float">
            <text:p>0.07246652725</text:p>
          </table:table-cell>
          <table:table-cell table:formula="of:=[.D99]*20" office:value-type="float" office:value="1.449330545" calcext:value-type="float">
            <text:p>1.449330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Manual rounded</text:p>
          </table:table-cell>
        </table:table-row>
        <table:table-row table:style-name="ro1"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A103]" office:value-type="float" office:value="0" calcext:value-type="float">
            <text:p>0</text:p>
          </table:table-cell>
          <table:table-cell table:formula="of:=[.D103]*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99]" office:value-type="float" office:value="0.07246652725" calcext:value-type="float">
            <text:p>0.072466527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04]*[.B104]" office:value-type="float" office:value="0.01449330545" calcext:value-type="float">
            <text:p>0.01449330545</text:p>
          </table:table-cell>
          <table:table-cell table:formula="of:=[.D104]*20" office:value-type="float" office:value="0.289866109" calcext:value-type="float">
            <text:p>0.28986610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03:.D104])" office:value-type="float" office:value="0.01449330545" calcext:value-type="float">
            <text:p>0.01449330545</text:p>
          </table:table-cell>
          <table:table-cell table:formula="of:=[.D105]*20" office:value-type="float" office:value="0.289866109" calcext:value-type="float">
            <text:p>0.289866109</text:p>
          </table:table-cell>
          <table:table-cell/>
          <table:table-cell table:formula="of:=[.D105]*100" office:value-type="float" office:value="1.449330545" calcext:value-type="float">
            <text:p>1.449330545</text:p>
          </table:table-cell>
          <table:table-cell table:style-name="ce2" table:formula="of:=[.G105]" office:value-type="float" office:value="1.449330545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rt 50 Revoked</text:p>
          </table:table-cell>
          <table:table-cell table:number-columns-repeated="8"/>
        </table:table-row>
        <table:table-row table:style-name="ro1">
          <table:table-cell table:formula="of:=[.D99]" office:value-type="float" office:value="0.07246652725" calcext:value-type="float">
            <text:p>0.0724665272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08]*[.B108]" office:value-type="float" office:value="0.0579732218" calcext:value-type="float">
            <text:p>0.0579732218</text:p>
          </table:table-cell>
          <table:table-cell table:formula="of:=[.D108]*20" office:value-type="float" office:value="1.159464436" calcext:value-type="float">
            <text:p>1.159464436</text:p>
          </table:table-cell>
          <table:table-cell/>
          <table:table-cell table:formula="of:=[.D108]*100" office:value-type="float" office:value="5.79732218" calcext:value-type="float">
            <text:p>5.79732218</text:p>
          </table:table-cell>
          <table:table-cell table:style-name="ce2" table:formula="of:=[.G108]" office:value-type="float" office:value="5.79732218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rexit with a Deal</text:p>
          </table:table-cell>
          <table:table-cell table:number-columns-repeated="8"/>
        </table:table-row>
        <table:table-row table:style-name="ro1">
          <table:table-cell table:formula="of:=[.D81]" office:value-type="float" office:value="0.002245705" calcext:value-type="float">
            <text:p>0.002245705</text:p>
          </table:table-cell>
          <table:table-cell table:number-columns-repeated="2"/>
          <table:table-cell table:formula="of:=[.A111]" office:value-type="float" office:value="0.002245705" calcext:value-type="float">
            <text:p>0.002245705</text:p>
          </table:table-cell>
          <table:table-cell table:formula="of:=[.D111]*20" office:value-type="float" office:value="0.0449141" calcext:value-type="float">
            <text:p>0.0449141</text:p>
          </table:table-cell>
          <table:table-cell/>
          <table:table-cell table:formula="of:=[.D111]*100" office:value-type="float" office:value="0.2245705" calcext:value-type="float">
            <text:p>0.2245705</text:p>
          </table:table-cell>
          <table:table-cell table:style-name="ce2" table:formula="of:=[.G111]" office:value-type="float" office:value="0.2245705" calcext:value-type="float">
            <text:p/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 by end 2019</text:p>
          </table:table-cell>
          <table:table-cell table:number-columns-repeated="8"/>
        </table:table-row>
        <table:table-row table:style-name="ro1">
          <table:table-cell table:formula="of:=[.D93]" office:value-type="float" office:value="0.26173691775" calcext:value-type="float">
            <text:p>0.2617369177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114]*[.B114]" office:value-type="float" office:value="0.1046947671" calcext:value-type="float">
            <text:p>0.1046947671</text:p>
          </table:table-cell>
          <table:table-cell table:formula="of:=[.D114]*20" office:value-type="float" office:value="2.093895342" calcext:value-type="float">
            <text:p>2.093895342</text:p>
          </table:table-cell>
          <table:table-cell table:number-columns-repeated="4"/>
        </table:table-row>
        <table:table-row table:style-name="ro1">
          <table:table-cell table:formula="of:=[.D75]" office:value-type="float" office:value="0.1347423" calcext:value-type="float">
            <text:p>0.1347423</text:p>
          </table:table-cell>
          <table:table-cell table:number-columns-repeated="2"/>
          <table:table-cell table:formula="of:=[.A115]" office:value-type="float" office:value="0.1347423" calcext:value-type="float">
            <text:p>0.1347423</text:p>
          </table:table-cell>
          <table:table-cell table:formula="of:=[.D115]*20" office:value-type="float" office:value="2.694846" calcext:value-type="float">
            <text:p>2.694846</text:p>
          </table:table-cell>
          <table:table-cell table:number-columns-repeated="4"/>
        </table:table-row>
        <table:table-row table:style-name="ro1">
          <table:table-cell table:formula="of:=[.D63]" office:value-type="float" office:value="0.42304684" calcext:value-type="float">
            <text:p>0.4230468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16]*[.B116]" office:value-type="float" office:value="0.296132788" calcext:value-type="float">
            <text:p>0.296132788</text:p>
          </table:table-cell>
          <table:table-cell table:formula="of:=[.D116]*20" office:value-type="float" office:value="5.92265576" calcext:value-type="float">
            <text:p>5.9226557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14:.D116])" office:value-type="float" office:value="0.5355698551" calcext:value-type="float">
            <text:p>0.5355698551</text:p>
          </table:table-cell>
          <table:table-cell table:formula="of:=[.D117]*20" office:value-type="float" office:value="10.711397102" calcext:value-type="float">
            <text:p>10.711397102</text:p>
          </table:table-cell>
          <table:table-cell/>
          <table:table-cell table:formula="of:=[.D117]*100" office:value-type="float" office:value="53.55698551" calcext:value-type="float">
            <text:p>53.55698551</text:p>
          </table:table-cell>
          <table:table-cell table:style-name="ce2" table:formula="of:=[.G117]" office:value-type="float" office:value="53.55698551" calcext:value-type="float">
            <text:p>5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GE in 202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table:formula="of:=[.D93]" office:value-type="float" office:value="0.26173691775" calcext:value-type="float">
            <text:p>0.2617369177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120]*[.B120]" office:value-type="float" office:value="0.1046947671" calcext:value-type="float">
            <text:p>0.1046947671</text:p>
          </table:table-cell>
          <table:table-cell table:formula="of:=[.D120]*20" office:value-type="float" office:value="2.093895342" calcext:value-type="float">
            <text:p>2.09389534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formula="of:=[.D63]" office:value-type="float" office:value="0.42304684" calcext:value-type="float">
            <text:p>0.4230468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21]*[.B121]" office:value-type="float" office:value="0.126914052" calcext:value-type="float">
            <text:p>0.126914052</text:p>
          </table:table-cell>
          <table:table-cell table:formula="of:=[.D121]*20" office:value-type="float" office:value="2.53828104" calcext:value-type="float">
            <text:p>2.53828104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3"/>
          <table:table-cell table:formula="of:=SUM([.D120:.D121])" office:value-type="float" office:value="0.2316088191" calcext:value-type="float">
            <text:p>0.2316088191</text:p>
          </table:table-cell>
          <table:table-cell table:formula="of:=[.D122]*20" office:value-type="float" office:value="4.632176382" calcext:value-type="float">
            <text:p>4.632176382</text:p>
          </table:table-cell>
          <table:table-cell/>
          <table:table-cell table:formula="of:=[.D122]*100" office:value-type="float" office:value="23.16088191" calcext:value-type="float">
            <text:p>23.16088191</text:p>
          </table:table-cell>
          <table:table-cell table:style-name="ce2" table:formula="of:=[.G122]" office:value-type="float" office:value="23.16088191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8"/>
        </table:table-row>
        <table:table-row table:style-name="ro1">
          <table:table-cell table:formula="of:=[.D93]" office:value-type="float" office:value="0.26173691775" calcext:value-type="float">
            <text:p>0.2617369177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24]*[.B124]" office:value-type="float" office:value="0.05234738355" calcext:value-type="float">
            <text:p>0.05234738355</text:p>
          </table:table-cell>
          <table:table-cell table:formula="of:=[.D124]*20" office:value-type="float" office:value="1.046947671" calcext:value-type="float">
            <text:p>1.046947671</text:p>
          </table:table-cell>
          <table:table-cell table:number-columns-repeated="4"/>
        </table:table-row>
        <table:table-row table:style-name="ro1">
          <table:table-cell table:formula="of:=[.D66]" office:value-type="float" office:value="0.10576171" calcext:value-type="float">
            <text:p>0.10576171</text:p>
          </table:table-cell>
          <table:table-cell table:number-columns-repeated="2"/>
          <table:table-cell table:formula="of:=[.A125]" office:value-type="float" office:value="0.10576171" calcext:value-type="float">
            <text:p>0.10576171</text:p>
          </table:table-cell>
          <table:table-cell table:formula="of:=[.D125]*20" office:value-type="float" office:value="2.1152342" calcext:value-type="float">
            <text:p>2.115234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24:.D125])" office:value-type="float" office:value="0.15810909355" calcext:value-type="float">
            <text:p>0.15810909355</text:p>
          </table:table-cell>
          <table:table-cell table:number-columns-repeated="2"/>
          <table:table-cell table:formula="of:=[.D126]*100" office:value-type="float" office:value="15.810909355" calcext:value-type="float">
            <text:p>15.810909355</text:p>
          </table:table-cell>
          <table:table-cell table:style-name="ce2" table:formula="of:=[.G126]" office:value-type="float" office:value="15.810909355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25]+[.D117]+[.D111]+[.D108]+[.D105]" office:value-type="float" office:value="0.71604379735" calcext:value-type="float">
            <text:p>0.71604379735</text:p>
          </table:table-cell>
          <table:table-cell table:number-columns-repeated="2"/>
          <table:table-cell table:formula="of:=SUM([.G105:.G126])" office:value-type="float" office:value="100" calcext:value-type="float">
            <text:p>100</text:p>
          </table:table-cell>
          <table:table-cell table:formula="of:=SUM([.H105:.H126])" office:value-type="float" office:value="100" calcext:value-type="float">
            <text:p>100</text:p>
          </table:table-cell>
          <table:table-cell table:formula="of:=SUM([.I105:.I126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08:40:07.918038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25T12:55:15.791267058</meta:creation-date>
    <dc:date>2019-10-01T08:52:24.080485421</dc:date>
    <dc:creator>Jon Worth</dc:creator>
    <meta:editing-duration>P1DT9H46M</meta:editing-duration>
    <meta:editing-cycles>11</meta:editing-cycles>
    <meta:generator>LibreOffice/6.2.0.3$MacOSX_X86_64 LibreOffice_project/98c6a8a1c6c7b144ce3cc729e34964b47ce25d62</meta:generator>
    <meta:document-statistic meta:table-count="1" meta:cell-count="269" meta:object-count="0"/>
  </office:meta>
</office:document-meta>
</file>